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0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1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2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6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1.027cm"/>
    </style:style>
    <style:style style:name="gr24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outline1">
      <style:graphic-properties fo:min-height="13.61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1cm" style:use-optimal-column-width="false"/>
    </style:style>
    <style:style style:name="co3" style:family="table-column">
      <style:table-column-properties style:column-width="2.112cm" style:use-optimal-column-width="false"/>
    </style:style>
    <style:style style:name="co4" style:family="table-column">
      <style:table-column-properties style:column-width="3.081cm" style:use-optimal-column-width="false"/>
    </style:style>
    <style:style style:name="co5" style:family="table-column">
      <style:table-column-properties style:column-width="0.718cm" style:use-optimal-column-width="false"/>
    </style:style>
    <style:style style:name="co6" style:family="table-column">
      <style:table-column-properties style:column-width="2.525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1.588cm" style:use-optimal-column-width="false"/>
    </style:style>
    <style:style style:name="co10" style:family="table-column">
      <style:table-column-properties style:column-width="1.172cm" style:use-optimal-column-width="false"/>
    </style:style>
    <style:style style:name="co11" style:family="table-column">
      <style:table-column-properties style:column-width="1.096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873cm"/>
    </style:style>
    <style:style style:name="ro3" style:family="table-row">
      <style:table-row-properties style:row-height="0.619cm"/>
    </style:style>
    <style:style style:name="ro4" style:family="table-row">
      <style:table-row-properties style:row-height="0.499cm"/>
    </style:style>
    <style:style style:name="ro5" style:family="table-row">
      <style:table-row-properties style:row-height="1.13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</style:style>
    <style:style style:name="P1" style:family="paragraph">
      <style:paragraph-properties>
        <style:tab-stops>
          <style:tab-stop style:position="23.543cm"/>
        </style:tab-stops>
      </style:paragraph-properties>
    </style:style>
    <style:style style:name="P2" style:family="paragraph"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FreeSans" style:font-family-generic="swiss" style:font-pitch="variable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3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18pt" style:font-weight-asian="bold" style:font-size-complex="18pt" style:font-weight-complex="bold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26pt" fo:font-weight="normal" style:font-size-asian="18pt" style:font-weight-asian="normal" style:font-size-complex="18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80" fo:font-family="FreeMono" style:font-family-generic="modern" style:font-pitch="fixed"/>
    </style:style>
    <style:style style:name="T11" style:family="text">
      <style:text-properties fo:font-family="FreeMono" style:font-family-generic="modern" style:font-pitch="fixed"/>
    </style:style>
    <style:style style:name="T12" style:family="text">
      <style:text-properties fo:font-family="FreeMono" style:font-family-generic="modern" style:font-pitch="fixed" fo:font-weight="bold" style:font-weight-asian="bold" style:font-weight-complex="bold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8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color="#ff0000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800000"/>
    </style:style>
    <style:style style:name="T24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5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6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weight="bold" style:font-weight-asian="bold" style:font-weight-complex="bold"/>
    </style:style>
    <style:style style:name="T28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4" style:family="text">
      <style:text-properties fo:font-family="FreeMono" style:font-family-generic="modern" style:font-pitch="fixed"/>
    </style:style>
    <style:style style:name="T35" style:family="text">
      <style:text-properties style:text-position="33% 58%" fo:font-family="FreeMono" style:font-family-generic="modern" style:font-pitch="fixe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fo:color="#00ff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4" style:family="text">
      <style:text-properties fo:color="#800000" style:text-position="-33% 58%"/>
    </style:style>
    <style:style style:name="T45" style:family="text">
      <style:text-properties fo:color="#800000" style:text-position="0% 100%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1" style:family="text">
      <style:text-properties fo:font-family="Symbol" style:font-pitch="variable" style:font-charset="x-symbol"/>
    </style:style>
    <style:style style:name="T52" style:family="text">
      <style:text-properties style:text-line-through-style="solid"/>
    </style:style>
    <style:style style:name="T53" style:family="text">
      <style:text-properties style:text-position="0% 100%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4" style:family="text">
      <style:text-properties fo:color="#ff0000" style:text-position="0% 100%" fo:font-weight="bold" style:font-weight-asian="bold" style:font-weight-complex="bold"/>
    </style:style>
    <style:style style:name="T55" style:family="text">
      <style:text-properties fo:font-size="26pt" fo:font-style="italic" style:font-size-asian="26pt" style:font-style-asian="italic" style:font-size-complex="26pt" style:font-style-complex="italic"/>
    </style:style>
    <style:style style:name="T56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Regular abstraction</text:p>
                <text:list>
                  <text:list-item>
                    <text:p>Lexical analysis</text:p>
                  </text:list-item>
                  <text:list-item>
                    <text:p>Syntactical Analysis</text:p>
                  </text:list-item>
                </text:list>
              </text:list-item>
              <text:list-item>
                <text:p>Context-Free Abstrac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ring-Embedded DSLs</text:p>
          </draw:text-box>
        </draw:frame>
        <draw:frame draw:style-name="gr2" draw:text-style-name="P2" draw:layer="layout" svg:width="25.4cm" svg:height="12.109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isFiltering()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isAscending()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  <text:p><text:span text:style-name="T1">Connection connection = connect();</text:span></text:p>
            <text:p><text:span text:style-name="T1">connection.prepareStatement(sql);</text:span></text:p>
          </draw:text-box>
        </draw:frame>
        <draw:g>
          <draw:custom-shape draw:style-name="gr3" draw:text-style-name="P3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" draw:layer="layout" svg:width="4.445cm" svg:height="1.27cm" svg:x="17.145cm" svg:y="19.05cm">
            <text:p text:style-name="P3">Hotspo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2" draw:text-style-name="P2" draw:layer="layout" svg:width="25.4cm" svg:height="10.415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</draw:text-box>
        </draw:frame>
        <draw:g>
          <draw:custom-shape draw:style-name="gr6" draw:text-style-name="P3" draw:id="id3" draw:layer="layout" svg:width="3.81cm" svg:height="1.905cm" svg:x="0.77cm" svg:y="17.145cm">
            <text:p text:style-name="P3">SELECT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4" draw:layer="layout" svg:width="3.525cm" svg:height="1.905cm" svg:x="5.47cm" svg:y="17.146cm">
            <text:p text:style-name="P3">FROM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5" draw:layer="layout" svg:width="2.605cm" svg:height="1.905cm" svg:x="9.87cm" svg:y="17.146cm">
            <text:p text:style-name="P3">ON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6" draw:layer="layout" svg:width="3.81cm" svg:height="1.905cm" svg:x="13.67cm" svg:y="14.605cm">
            <text:p text:style-name="P3">WHERE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7" draw:layer="layout" svg:width="5.024cm" svg:height="1.905cm" svg:x="18.571cm" svg:y="17.147cm">
            <text:p text:style-name="P3">ORDER BY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8" draw:layer="layout" svg:width="2.352cm" svg:height="1.905cm" svg:x="24.765cm" svg:y="15.875cm">
            <text:p text:style-name="P3">ASC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9" draw:layer="layout" svg:width="2.352cm" svg:height="1.905cm" svg:x="24.766cm" svg:y="18.376cm">
            <text:p text:style-name="P3">DESC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7" draw:text-style-name="P3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7" draw:text-style-name="P3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7" draw:text-style-name="P3" draw:layer="layout" svg:x1="12.475cm" svg:y1="18.098cm" svg:x2="18.571cm" svg:y2="18.099cm" draw:start-shape="id5" draw:start-glue-point="1" draw:end-shape="id7" draw:end-glue-point="3" svg:d="m12475 18098h3048v1h3048">
            <text:p/>
          </draw:connector>
          <draw:connector draw:style-name="gr7" draw:text-style-name="P3" draw:layer="layout" svg:x1="17.48cm" svg:y1="15.557cm" svg:x2="18.571cm" svg:y2="18.099cm" draw:start-shape="id6" draw:start-glue-point="1" draw:end-shape="id7" draw:end-glue-point="3" svg:d="m17480 15557h546v2542h545">
            <text:p/>
          </draw:connector>
          <draw:connector draw:style-name="gr7" draw:text-style-name="P3" draw:layer="layout" svg:x1="23.595cm" svg:y1="18.099cm" svg:x2="24.765cm" svg:y2="16.827cm" draw:start-shape="id7" draw:start-glue-point="1" draw:end-shape="id8" draw:end-glue-point="3" svg:d="m23595 18099h585v-1272h585">
            <text:p/>
          </draw:connector>
          <draw:connector draw:style-name="gr7" draw:text-style-name="P3" draw:layer="layout" svg:x1="23.595cm" svg:y1="18.099cm" svg:x2="24.766cm" svg:y2="19.328cm" draw:start-shape="id7" draw:start-glue-point="1" draw:end-shape="id9" draw:end-glue-point="3" svg:d="m23595 18099h586v1229h585">
            <text:p/>
          </draw:connector>
        </draw:g>
        <draw:g>
          <draw:custom-shape draw:style-name="gr3" draw:text-style-name="P3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0" draw:layer="layout" svg:width="4.445cm" svg:height="1.27cm" svg:x="18.415cm" svg:y="9.724cm">
            <text:p text:style-name="P3">Abstraction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3" draw:text-style-name="P3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8" draw:text-style-name="P5" draw:layer="layout" svg:width="26.4cm" svg:height="14.605cm" svg:x="0.905cm" svg:y="5.08cm">
            <text:p text:style-name="P3"><text:span text:style-name="T4">Type 0</text:span><text:span text:style-name="T5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5.24cm" svg:height="12.065cm" svg:x="1.454cm" svg:y="6.985cm">
            <text:p text:style-name="P3"><text:span text:style-name="T4">Context-Sensitive</text:span><text:span text:style-name="T6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9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0" draw:text-style-name="P5" draw:layer="layout" svg:width="22.825cm" svg:height="8.595cm" svg:x="2.427cm" svg:y="9.354cm">
          <draw:text-box>
            <text:p text:style-name="P3"><text:span text:style-name="T4">Context-Free</text:span><text:span text:style-name="T5">: Nondeterministic pushdown automata</text:span></text:p>
          </draw:text-box>
        </draw:frame>
        <draw:g>
          <draw:custom-shape draw:style-name="gr11" draw:text-style-name="P5" draw:layer="layout" svg:width="21.529cm" svg:height="4.445cm" svg:x="2.54cm" svg:y="13.335cm">
            <text:p text:style-name="P3"><text:span text:style-name="T4">Regular</text:span><text:span text:style-name="T5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6.331cm" svg:height="2.425cm" svg:x="4.31cm" svg:y="14.947cm">
            <text:p text:style-name="P3"><text:span text:style-name="T4">Finite</text:span><text:span text:style-name="T5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7" draw:layer="layout" svg:width="3.885cm" svg:height="1.64cm" svg:x="19.61cm" svg:y="15.47cm">
          <text:p text:style-name="P3"><text:span text:style-name="T7">O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5.492cm" svg:height="1.489cm" svg:x="5.9cm" svg:y="10.966cm">
          <text:p text:style-name="P3"><text:span text:style-name="T7">O(N</text:span><text:span text:style-name="T8">3</text:span><text:span text:style-name="T7">)</text:span><text:span text:style-name="T9">, but usually</text:span><text:span text:style-name="T7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0">“SELECT * FROM t”</text:span></text:p>
                  </text:list-item>
                  <text:list-item>
                    <text:p>Concatenation:<text:span text:style-name="T11"> sql + </text:span><text:span text:style-name="T10">“ WHERE x &gt; 10”</text:span></text:p>
                  </text:list-item>
                  <text:list-item>
                    <text:p>Conditionals: <text:s/><text:span text:style-name="T12">if</text:span><text:span text:style-name="T11"> (b) </text:span><text:span text:style-name="T12">{</text:span><text:span text:style-name="T11">s+=</text:span><text:span text:style-name="T10">“ASC”</text:span><text:span text:style-name="T11">;</text:span><text:span text:style-name="T12">}</text:span><text:span text:style-name="T11"> </text:span><text:span text:style-name="T12">else {</text:span><text:span text:style-name="T11">s+=</text:span><text:span text:style-name="T10">“DESC”</text:span><text:span text:style-name="T11">;</text:span><text:span text:style-name="T12">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2">for</text:span><text:span text:style-name="T11"> (String s : items) </text:span><text:span text:style-name="T12">{</text:span><text:span text:style-name="T11"> </text:span><text:span text:style-name="T11"><text:line-break/></text:span><text:span text:style-name="T11"><text:tab/></text:span><text:span text:style-name="T11">buffer.append(</text:span><text:span text:style-name="T10">“, “</text:span><text:span text:style-name="T11"> + s); </text:span></text:p>
                        <text:p><text:span text:style-name="T12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6" draw:layer="layout" svg:width="25.199cm" svg:height="13.609cm" svg:x="1.4cm" svg:y="5.039cm" presentation:class="subtitle">
          <draw:text-box>
            <text:p>Do you actually believe that </text:p>
            <text:p/>
            <text:p><text:span text:style-name="T13">Arbitrary programs can generate </text:span></text:p>
            <text:p><text:span text:style-name="T13">ONLY context-free languages</text:span></text:p>
            <text:p><text:span text:style-name="T13">?!</text:span></text:p>
            <text:p><text:span text:style-name="T14"/></text:p>
            <text:p><text:span text:style-name="T14"/></text:p>
            <text:p><text:span text:style-name="T14">Please, reconsider this belie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5">Regular </text:span><text:span text:style-name="T16">grammar Lex</text:span></text:p>
                    <text:list>
                      <text:list-item>
                        <text:p><text:span text:style-name="T16">Describes lexical structure of the embedded language </text:span><text:span text:style-name="T16"><text:line-break/></text:span><text:span text:style-name="T16">(e.g. SQL)</text:span></text:p>
                      </text:list-item>
                    </text:list>
                  </text:list-item>
                  <text:list-item>
                    <text:p><text:span text:style-name="T15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7"> </text:span><text:span text:style-name="T18">L(Lex)*</text:span></text:p>
                <text:list>
                  <text:list-item>
                    <text:p><text:span text:style-name="T18">Compute T := Lex(L(P)) – language of token sequences</text:span></text:p>
                    <text:list>
                      <text:list-item>
                        <text:p><text:span text:style-name="T18">Finite/Regular</text:span></text:p>
                      </text:list-item>
                      <text:list-item>
                        <text:p><text:span text:style-name="T18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Check if T </text:span><text:span text:style-name="T17"> </text:span><text:span text:style-name="T18">L(G)</text:span></text:p>
                <text:list>
                  <text:list-item>
                    <text:p><text:span text:style-name="T18">REG-REG – Decidable</text:span></text:p>
                  </text:list-item>
                  <text:list-item>
                    <text:p><text:span text:style-name="T18">REG-CF – Undecidable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19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gular In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(E) is represented as a <text:span text:style-name="T15">finite automaton</text:span> A</text:p>
              </text:list-item>
              <text:list-item>
                <text:p>Lexical analyzer is represented as a <text:span text:style-name="T15">finite transducer</text:span> T</text:p>
              </text:list-item>
              <text:list-item>
                <text:p>TOK := T(A) is also a <text:span text:style-name="T15">finite automaton</text:span></text:p>
              </text:list-item>
              <text:list-item>
                <text:p><text:span text:style-name="T15">Problem</text:span>: is the given <text:span text:style-name="T15">regular language</text:span> a subset of a given <text:span text:style-name="T15">CF-language</text:span><text:span text:style-name="T16"> (e.g. SQL)</text:span>?</text:p>
                <text:list>
                  <text:list-item>
                    <text:p><text:span text:style-name="T20">AKA “Language Inclusion 3-2”, undecidable</text:span></text:p>
                    <text:list>
                      <text:list-item>
                        <text:p><text:span text:style-name="T21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A :: 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A :: 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3" draw:text-style-name="P3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7" draw:text-style-name="P3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7" draw:text-style-name="P3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7" draw:text-style-name="P3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7" draw:text-style-name="P3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7" draw:text-style-name="P3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4" draw:layer="layout" svg:width="0.853cm" svg:height="0.962cm" svg:x="15.337cm" svg:y="11.527cm">
            <draw:text-box>
              <text:p>0</text:p>
            </draw:text-box>
          </draw:frame>
          <draw:frame draw:style-name="gr14" draw:layer="layout" svg:width="0.853cm" svg:height="0.962cm" svg:x="15.838cm" svg:y="13.027cm">
            <draw:text-box>
              <text:p>1</text:p>
            </draw:text-box>
          </draw:frame>
          <draw:frame draw:style-name="gr14" draw:layer="layout" svg:width="0.853cm" svg:height="0.962cm" svg:x="18.938cm" svg:y="12.127cm">
            <draw:text-box>
              <text:p>0</text:p>
            </draw:text-box>
          </draw:frame>
          <draw:frame draw:style-name="gr14" draw:layer="layout" svg:width="0.853cm" svg:height="0.962cm" svg:x="19.239cm" svg:y="12.927cm">
            <draw:text-box>
              <text:p>1</text:p>
            </draw:text-box>
          </draw:frame>
          <draw:frame draw:style-name="gr14" draw:layer="layout" svg:width="0.853cm" svg:height="0.962cm" svg:x="20.839cm" svg:y="10.627cm">
            <draw:text-box>
              <text:p>0</text:p>
            </draw:text-box>
          </draw:frame>
          <draw:frame draw:style-name="gr14" draw:text-style-name="P8" draw:id="id19" draw:layer="layout" svg:width="0.756cm" svg:height="1.276cm" svg:x="18.539cm" svg:y="14.42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2" draw:text-style-name="P9" draw:id="id16" draw:layer="layout" svg:width="3.81cm" svg:height="1.27cm" svg:x="12.065cm" svg:y="17.44cm">
            <text:p text:style-name="P3"><text:span text:style-name="T23">Initial 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2" draw:text-style-name="P9" draw:id="id17" draw:layer="layout" svg:width="3.81cm" svg:height="1.904cm" svg:x="23.165cm" svg:y="17.441cm">
            <text:p text:style-name="P3"><text:span text:style-name="T23">Accepting</text:span></text:p>
            <text:p text:style-name="P3"><text:span text:style-name="T23">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2" draw:text-style-name="P9" draw:id="id18" draw:layer="layout" svg:width="3.81cm" svg:height="1.27cm" svg:x="17.145cm" svg:y="18.538cm">
            <text:p text:style-name="P3"><text:span text:style-name="T23">Transi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3" draw:text-style-name="P3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7" draw:text-style-name="P3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7" draw:text-style-name="P3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7" draw:text-style-name="P3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7" draw:text-style-name="P3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7" draw:text-style-name="P3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4" draw:layer="layout" svg:width="0.853cm" svg:height="0.962cm" svg:x="3.904cm" svg:y="6.612cm">
            <draw:text-box>
              <text:p>0</text:p>
            </draw:text-box>
          </draw:frame>
          <draw:frame draw:style-name="gr14" draw:layer="layout" svg:width="0.853cm" svg:height="0.962cm" svg:x="4.405cm" svg:y="7.912cm">
            <draw:text-box>
              <text:p>1</text:p>
            </draw:text-box>
          </draw:frame>
          <draw:frame draw:style-name="gr14" draw:layer="layout" svg:width="0.853cm" svg:height="0.962cm" svg:x="7.505cm" svg:y="7.212cm">
            <draw:text-box>
              <text:p>0</text:p>
            </draw:text-box>
          </draw:frame>
          <draw:frame draw:style-name="gr14" draw:layer="layout" svg:width="0.853cm" svg:height="0.962cm" svg:x="7.806cm" svg:y="8.012cm">
            <draw:text-box>
              <text:p>1</text:p>
            </draw:text-box>
          </draw:frame>
          <draw:frame draw:style-name="gr14" draw:layer="layout" svg:width="0.853cm" svg:height="0.962cm" svg:x="9.406cm" svg:y="5.712cm">
            <draw:text-box>
              <text:p>0</text:p>
            </draw:text-box>
          </draw:frame>
          <draw:frame draw:style-name="gr14" draw:text-style-name="P8" draw:layer="layout" svg:width="0.756cm" svg:height="1.276cm" svg:x="7.106cm" svg:y="9.912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4" draw:text-style-name="P10" draw:layer="layout" svg:width="0.781cm" svg:height="1.081cm" svg:x="10.891cm" svg:y="4.845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3" draw:text-style-name="P3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7" draw:text-style-name="P3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7" draw:text-style-name="P3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7" draw:text-style-name="P3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7" draw:text-style-name="P3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7" draw:text-style-name="P3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4" draw:layer="layout" svg:width="0.853cm" svg:height="0.962cm" svg:x="10.404cm" svg:y="14.87cm">
            <draw:text-box>
              <text:p>0</text:p>
            </draw:text-box>
          </draw:frame>
          <draw:frame draw:style-name="gr14" draw:layer="layout" svg:width="0.853cm" svg:height="0.962cm" svg:x="10.905cm" svg:y="16.17cm">
            <draw:text-box>
              <text:p>1</text:p>
            </draw:text-box>
          </draw:frame>
          <draw:frame draw:style-name="gr14" draw:layer="layout" svg:width="0.853cm" svg:height="0.962cm" svg:x="14.005cm" svg:y="15.47cm">
            <draw:text-box>
              <text:p>0</text:p>
            </draw:text-box>
          </draw:frame>
          <draw:frame draw:style-name="gr14" draw:layer="layout" svg:width="0.853cm" svg:height="0.962cm" svg:x="14.306cm" svg:y="16.27cm">
            <draw:text-box>
              <text:p>1</text:p>
            </draw:text-box>
          </draw:frame>
          <draw:frame draw:style-name="gr14" draw:layer="layout" svg:width="0.853cm" svg:height="0.962cm" svg:x="15.906cm" svg:y="13.97cm">
            <draw:text-box>
              <text:p>0</text:p>
            </draw:text-box>
          </draw:frame>
          <draw:frame draw:style-name="gr14" draw:text-style-name="P8" draw:layer="layout" svg:width="0.756cm" svg:height="1.276cm" svg:x="13.606cm" svg:y="18.1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3" draw:text-style-name="P3" draw:layer="layout" svg:width="1.083cm" svg:height="1.083cm" svg:x="13.044cm" svg:y="14.8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4" draw:text-style-name="P8" draw:layer="layout" svg:width="4.85cm" svg:height="1.276cm" svg:x="18.15cm" svg:y="7.42cm">
          <draw:text-box>
            <text:p><text:span text:style-name="T22">, | [01]+ 0?</text:span></text:p>
          </draw:text-box>
        </draw:frame>
        <draw:frame draw:style-name="gr2" draw:text-style-name="P8" draw:layer="layout" svg:width="20.955cm" svg:height="1.453cm" svg:x="0.635cm" svg:y="12cm">
          <draw:text-box>
            <text:p text:style-name="P8"><text:span text:style-name="T25"></text:span><text:span text:style-name="T26">-</text:span><text:span text:style-name="T22">Transitions can always be eliminat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7"></text:span>-transition from A to the initial state</text:p>
                  </text:list-item>
                </text:list>
              </text:list-item>
              <text:list-item>
                <text:p>Eliminate all <text:span text:style-name="T17"></text:span>-transitions</text:p>
              </text:list-item>
            </text:list>
          </draw:text-box>
        </draw:frame>
        <draw:g>
          <draw:g draw:id="id28">
            <draw:custom-shape draw:style-name="gr13" draw:text-style-name="P3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7" draw:text-style-name="P3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7" draw:text-style-name="P3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7" draw:text-style-name="P3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7" draw:text-style-name="P3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7" draw:text-style-name="P3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4" draw:layer="layout" svg:width="0.853cm" svg:height="0.962cm" svg:x="3.464cm" svg:y="14.474cm">
            <draw:text-box>
              <text:p>0</text:p>
            </draw:text-box>
          </draw:frame>
          <draw:frame draw:style-name="gr14" draw:layer="layout" svg:width="0.853cm" svg:height="0.962cm" svg:x="3.965cm" svg:y="15.774cm">
            <draw:text-box>
              <text:p>1</text:p>
            </draw:text-box>
          </draw:frame>
          <draw:frame draw:style-name="gr14" draw:layer="layout" svg:width="0.853cm" svg:height="0.962cm" svg:x="7.065cm" svg:y="15.074cm">
            <draw:text-box>
              <text:p>0</text:p>
            </draw:text-box>
          </draw:frame>
          <draw:frame draw:style-name="gr14" draw:layer="layout" svg:width="0.853cm" svg:height="0.962cm" svg:x="7.366cm" svg:y="15.874cm">
            <draw:text-box>
              <text:p>1</text:p>
            </draw:text-box>
          </draw:frame>
          <draw:frame draw:style-name="gr14" draw:layer="layout" svg:width="0.853cm" svg:height="0.962cm" svg:x="8.966cm" svg:y="13.574cm">
            <draw:text-box>
              <text:p>0</text:p>
            </draw:text-box>
          </draw:frame>
          <draw:frame draw:style-name="gr14" draw:text-style-name="P8" draw:layer="layout" svg:width="0.756cm" svg:height="1.276cm" svg:x="6.666cm" svg:y="17.774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4" draw:text-style-name="P10" draw:layer="layout" svg:width="0.781cm" svg:height="1.081cm" svg:x="9.951cm" svg:y="12.307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3" draw:text-style-name="P3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7" draw:text-style-name="P3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7" draw:text-style-name="P3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7" draw:text-style-name="P3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7" draw:text-style-name="P3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7" draw:text-style-name="P3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4" draw:layer="layout" svg:width="0.853cm" svg:height="0.962cm" svg:x="16.204cm" svg:y="14.474cm">
            <draw:text-box>
              <text:p>0</text:p>
            </draw:text-box>
          </draw:frame>
          <draw:frame draw:style-name="gr14" draw:layer="layout" svg:width="0.853cm" svg:height="0.962cm" svg:x="16.705cm" svg:y="15.774cm">
            <draw:text-box>
              <text:p>1</text:p>
            </draw:text-box>
          </draw:frame>
          <draw:frame draw:style-name="gr14" draw:layer="layout" svg:width="0.853cm" svg:height="0.962cm" svg:x="19.805cm" svg:y="15.074cm">
            <draw:text-box>
              <text:p>0</text:p>
            </draw:text-box>
          </draw:frame>
          <draw:frame draw:style-name="gr14" draw:layer="layout" svg:width="0.853cm" svg:height="0.962cm" svg:x="20.106cm" svg:y="15.874cm">
            <draw:text-box>
              <text:p>1</text:p>
            </draw:text-box>
          </draw:frame>
          <draw:frame draw:style-name="gr18" draw:layer="layout" svg:width="0.853cm" svg:height="0.962cm" svg:x="21.59cm" svg:y="14.278cm">
            <draw:text-box>
              <text:p>0</text:p>
            </draw:text-box>
          </draw:frame>
          <draw:frame draw:style-name="gr14" draw:text-style-name="P8" draw:layer="layout" svg:width="0.756cm" svg:height="1.276cm" svg:x="18.415cm" svg:y="16.845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4.01cm" svg:y1="16.94cm" svg:x2="14.934cm" svg:y2="16.935cm" draw:end-shape="id30" draw:end-glue-point="6" svg:d="m14010 16940 924-5">
            <text:p/>
          </draw:connector>
          <draw:connector draw:style-name="gr17" draw:text-style-name="P3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7" draw:text-style-name="P3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8" draw:text-style-name="P11" draw:layer="layout" svg:width="0.853cm" svg:height="0.962cm" svg:x="22.642cm" svg:y="12.373cm">
            <draw:text-box>
              <text:p text:style-name="P11"><text:span text:style-name="T27">0</text:span></text:p>
            </draw:text-box>
          </draw:frame>
          <draw:frame draw:style-name="gr18" draw:text-style-name="P11" draw:layer="layout" svg:width="0.853cm" svg:height="0.962cm" svg:x="20.102cm" svg:y="12.9cm">
            <draw:text-box>
              <text:p text:style-name="P11"><text:span text:style-name="T27">1</text:span></text:p>
            </draw:text-box>
          </draw:frame>
          <draw:connector draw:style-name="gr17" draw:text-style-name="P3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19" draw:text-style-name="P12" draw:layer="layout" svg:width="0.943cm" svg:height="1.276cm" svg:x="23.822cm" svg:y="17.674cm">
            <draw:text-box>
              <text:p text:style-name="P11"><text:span text:style-name="T28">,</text:span></text:p>
            </draw:text-box>
          </draw:frame>
        </draw:g>
        <draw:frame draw:style-name="gr2" draw:text-style-name="P13" draw:layer="layout" svg:width="7.62cm" svg:height="1.352cm" svg:x="11.075cm" svg:y="19.285cm">
          <draw:text-box>
            <text:p text:style-name="P13"><text:span text:style-name="T29">(</text:span><text:span text:style-name="T30">, | [01]+ 0</text:span><text:span text:style-name="T29">)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3" draw:text-style-name="P3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972cm" svg:height="0.972cm" svg:x="10.903cm" svg:y="9.147cm">
            <text:p text:style-name="P3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3" draw:layer="layout" svg:width="1.27cm" svg:height="1.27cm" svg:x="2.194cm" svg:y="9.008cm">
            <text:p text:style-name="P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2" draw:layer="layout" svg:width="1.27cm" svg:height="1.27cm" svg:x="6.004cm" svg:y="7.103cm">
            <text:p text:style-name="P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7" draw:text-style-name="P3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7" draw:text-style-name="P3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7" draw:text-style-name="P3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7" draw:text-style-name="P3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7" draw:text-style-name="P3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4" draw:layer="layout" svg:width="0.853cm" svg:height="0.962cm" svg:x="3.464cm" svg:y="7.181cm">
            <draw:text-box>
              <text:p>0</text:p>
            </draw:text-box>
          </draw:frame>
          <draw:frame draw:style-name="gr14" draw:layer="layout" svg:width="0.853cm" svg:height="0.962cm" svg:x="3.965cm" svg:y="8.481cm">
            <draw:text-box>
              <text:p>1</text:p>
            </draw:text-box>
          </draw:frame>
          <draw:frame draw:style-name="gr14" draw:layer="layout" svg:width="0.853cm" svg:height="0.962cm" svg:x="7.065cm" svg:y="7.781cm">
            <draw:text-box>
              <text:p>0</text:p>
            </draw:text-box>
          </draw:frame>
          <draw:frame draw:style-name="gr14" draw:layer="layout" svg:width="0.853cm" svg:height="0.962cm" svg:x="7.366cm" svg:y="8.581cm">
            <draw:text-box>
              <text:p>1</text:p>
            </draw:text-box>
          </draw:frame>
          <draw:frame draw:style-name="gr18" draw:layer="layout" svg:width="0.853cm" svg:height="0.962cm" svg:x="8.85cm" svg:y="6.985cm">
            <draw:text-box>
              <text:p>0</text:p>
            </draw:text-box>
          </draw:frame>
          <draw:frame draw:style-name="gr14" draw:text-style-name="P8" draw:layer="layout" svg:width="0.756cm" svg:height="1.276cm" svg:x="5.675cm" svg:y="9.552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.27cm" svg:y1="9.647cm" svg:x2="2.194cm" svg:y2="9.642cm" draw:end-shape="id33" draw:end-glue-point="6" svg:d="m1270 9647 924-5">
            <text:p/>
          </draw:connector>
          <draw:connector draw:style-name="gr21" draw:text-style-name="P3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1" draw:text-style-name="P3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8" draw:text-style-name="P14" draw:layer="layout" svg:width="0.853cm" svg:height="0.962cm" svg:x="9.902cm" svg:y="5.08cm">
            <draw:text-box>
              <text:p text:style-name="P14"><text:span text:style-name="T31">0</text:span></text:p>
            </draw:text-box>
          </draw:frame>
          <draw:frame draw:style-name="gr18" draw:text-style-name="P14" draw:layer="layout" svg:width="0.853cm" svg:height="0.962cm" svg:x="7.362cm" svg:y="5.607cm">
            <draw:text-box>
              <text:p text:style-name="P14"><text:span text:style-name="T31">1</text:span></text:p>
            </draw:text-box>
          </draw:frame>
          <draw:connector draw:style-name="gr21" draw:text-style-name="P3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19" draw:text-style-name="P15" draw:layer="layout" svg:width="0.943cm" svg:height="1.276cm" svg:x="11.082cm" svg:y="10.381cm">
            <draw:text-box>
              <text:p text:style-name="P14"><text:span text:style-name="T32">,</text:span></text:p>
            </draw:text-box>
          </draw:frame>
        </draw:g>
        <draw:frame draw:style-name="gr2" draw:text-style-name="P16" draw:layer="layout" svg:width="2.54cm" svg:height="1.728cm" svg:x="13.97cm" svg:y="6.985cm">
          <draw:text-box>
            <text:p text:style-name="P16"><text:span text:style-name="T33"></text:span></text:p>
          </draw:text-box>
        </draw:frame>
        <draw:frame draw:style-name="gr2" draw:text-style-name="P13" draw:layer="layout" svg:width="13.335cm" svg:height="1.352cm" svg:x="1.91cm" svg:y="11.983cm">
          <draw:text-box>
            <text:p text:style-name="P13"><text:span text:style-name="T30">Generator: (, | [01]+ 0)+</text:span></text:p>
          </draw:text-box>
        </draw:frame>
        <draw:frame draw:style-name="gr2" draw:text-style-name="P13" draw:layer="layout" svg:width="11.43cm" svg:height="1.352cm" svg:x="16.375cm" svg:y="11.983cm">
          <draw:text-box>
            <text:p text:style-name="P13"><text:span text:style-name="T30">Recognizer: ([01]+ | ,)*</text:span></text:p>
          </draw:text-box>
        </draw:frame>
        <draw:g>
          <draw:custom-shape draw:style-name="gr13" draw:text-style-name="P3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0" draw:text-style-name="P3" draw:layer="layout" svg:width="1.079cm" svg:height="1.079cm" svg:x="17.245cm" svg:y="8.355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5.815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10.26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7" draw:text-style-name="P3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7" draw:text-style-name="P3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7" draw:text-style-name="P3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7" draw:text-style-name="P3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7" draw:text-style-name="P3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7" draw:text-style-name="P3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7" draw:text-style-name="P3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2" draw:layer="layout" svg:width="0.853cm" svg:height="0.963cm" svg:x="19.467cm" svg:y="4.01cm">
            <draw:text-box>
              <text:p>1</text:p>
            </draw:text-box>
          </draw:frame>
          <draw:frame draw:style-name="gr22" draw:layer="layout" svg:width="0.853cm" svg:height="0.963cm" svg:x="19.685cm" svg:y="5.18cm">
            <draw:text-box>
              <text:p>0</text:p>
            </draw:text-box>
          </draw:frame>
          <draw:frame draw:style-name="gr22" draw:layer="layout" svg:width="0.853cm" svg:height="0.963cm" svg:x="23.495cm" svg:y="4.117cm">
            <draw:text-box>
              <text:p>1</text:p>
            </draw:text-box>
          </draw:frame>
          <draw:frame draw:style-name="gr22" draw:layer="layout" svg:width="0.853cm" svg:height="0.963cm" svg:x="22.696cm" svg:y="4.518cm">
            <draw:text-box>
              <text:p>0</text:p>
            </draw:text-box>
          </draw:frame>
          <draw:frame draw:style-name="gr22" draw:layer="layout" svg:width="0.853cm" svg:height="0.963cm" svg:x="23.277cm" svg:y="8.255cm">
            <draw:text-box>
              <text:p>1</text:p>
            </draw:text-box>
          </draw:frame>
          <draw:frame draw:style-name="gr22" draw:layer="layout" svg:width="0.853cm" svg:height="0.963cm" svg:x="22.478cm" svg:y="8.256cm">
            <draw:text-box>
              <text:p>0</text:p>
            </draw:text-box>
          </draw:frame>
          <draw:frame draw:style-name="gr23" draw:layer="layout" svg:width="0.756cm" svg:height="1.277cm" svg:x="21.59cm" svg:y="7.62cm">
            <draw:text-box>
              <text:p><text:span text:style-name="T22">,</text:span></text:p>
            </draw:text-box>
          </draw:frame>
          <draw:frame draw:style-name="gr23" draw:layer="layout" svg:width="0.756cm" svg:height="1.277cm" svg:x="20.734cm" svg:y="10.795cm">
            <draw:text-box>
              <text:p><text:span text:style-name="T22">,</text:span></text:p>
            </draw:text-box>
          </draw:frame>
          <draw:connector draw:style-name="gr7" draw:text-style-name="P3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3" draw:layer="layout" svg:width="0.756cm" svg:height="1.277cm" svg:x="19.551cm" svg:y="8.846cm">
            <draw:text-box>
              <text:p><text:span text:style-name="T22">,</text:span></text:p>
            </draw:text-box>
          </draw:frame>
        </draw:g>
        <draw:frame draw:style-name="gr14" draw:layer="layout" svg:width="12.753cm" svg:height="5.635cm" svg:x="7.905cm" svg:y="14.34cm">
          <draw:text-box>
            <text:p><text:span text:style-name="T34">S :: State</text:span><text:span text:style-name="T35">G</text:span><text:span text:style-name="T34"> -&gt; [State</text:span><text:span text:style-name="T35">R</text:span><text:span text:style-name="T34">]</text:span></text:p>
            <text:p><text:span text:style-name="T34">T :: Transition</text:span><text:span text:style-name="T35">G</text:span><text:span text:style-name="T34"> -&gt; [Transition</text:span><text:span text:style-name="T35">R</text:span><text:span text:style-name="T34">]</text:span></text:p>
            <text:p/>
            <text:p>We start from </text:p>
            <text:p><text:span text:style-name="T34"><text:tab/></text:span><text:span text:style-name="T34">S = {Init</text:span><text:span text:style-name="T35">G</text:span><text:span text:style-name="T34"> |-&gt; [Init</text:span><text:span text:style-name="T35">R</text:span><text:span text:style-name="T34">]}</text:span></text:p>
            <text:p><text:span text:style-name="T34"><text:tab/></text:span><text:span text:style-name="T34">T = {}</text:span></text:p>
            <text:p/>
            <text:p>And compute S and T until a fix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6">G</text:span></text:p>
                <text:list>
                  <text:list-item>
                    <text:p>For all transitions X<text:span text:style-name="T36">G</text:span> -c-&gt; Y<text:span text:style-name="T36">G</text:span></text:p>
                    <text:list>
                      <text:list-item>
                        <text:p>For all states X<text:span text:style-name="T36">R</text:span> &lt;- S(X<text:span text:style-name="T36">G</text:span>)</text:p>
                        <text:list>
                          <text:list-item>
                            <text:p>Find a transition X<text:span text:style-name="T36">R</text:span> -c-&gt; Y<text:span text:style-name="T36">R</text:span></text:p>
                            <text:list>
                              <text:list-item>
                                <text:p><text:span text:style-name="T37">If no such transition exists, abort and return </text:span><text:span text:style-name="T38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6">G</text:span>)</text:p>
                          </text:list-item>
                          <text:list-item>
                            <text:p>Add Y<text:span text:style-name="T36">R</text:span> to S(Y<text:span text:style-name="T36">G</text:span>)</text:p>
                            <text:list>
                              <text:list-item>
                                <text:p>If Y<text:span text:style-name="T36">G</text:span> is accepting and Y<text:span text:style-name="T36">R</text:span> is not, abort and return <text:span text:style-name="T15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6">G</text:span></text:p>
                      </text:list-item>
                    </text:list>
                  </text:list-item>
                  <text:list-item>
                    <text:p><text:span text:style-name="T37">Return </text:span><text:span text:style-name="T38">YES</text:span></text:p>
                  </text:list-item>
                </text:list>
              </text:list-item>
              <text:list-item>
                <text:p>Why a <text:span text:style-name="T15">fixpoint</text:span> will be reached eventually?</text:p>
                <text:list>
                  <text:list-item>
                    <text:p>We only <text:span text:style-name="T15">add</text:span> to both maps</text:p>
                  </text:list-item>
                  <text:list-item>
                    <text:p>Sets of states and transitions are <text:span text:style-name="T15">finite</text:span>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6">G</text:span>|*|States<text:span text:style-name="T36">R</text:span>| + |Transitions<text:span text:style-name="T36">G</text:span>|*|Transitions<text:span text:style-name="T36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2" draw:layer="layout" svg:width="26.67cm" svg:height="0.962cm" svg:x="0.635cm" svg:y="5.115cm">
          <draw:text-box>
            <text:p text:style-name="P3">SELECT name FROM people WHERE people.age &gt;= 18</text:p>
          </draw:text-box>
        </draw:frame>
        <draw:g>
          <draw:custom-shape draw:style-name="gr13" draw:text-style-name="P3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20" draw:text-style-name="P3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7" draw:text-style-name="P3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7" draw:text-style-name="P3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7" draw:text-style-name="P3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7" draw:text-style-name="P3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7" draw:text-style-name="P3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2" draw:layer="layout" svg:width="26.67cm" svg:height="1.673cm" svg:x="0.635cm" svg:y="15.505cm">
          <draw:text-box>
            <text:p text:style-name="P3"><text:span text:style-name="T15">SELECT</text:span> <text:span text:style-name="T39">WS</text:span> ID(name) <text:span text:style-name="T39">WS</text:span> <text:span text:style-name="T15">FROM</text:span> ID(people) <text:span text:style-name="T39">WS</text:span> </text:p>
            <text:p text:style-name="P3"><text:span text:style-name="T15">WHERE</text:span> <text:span text:style-name="T39">WS</text:span> ID(people) <text:span text:style-name="T40">DOT</text:span> ID(age) <text:span text:style-name="T39">WS</text:span> <text:span text:style-name="T15">GE</text:span> NUM(18) <text:span text:style-name="T20">EOF</text:span></text:p>
          </draw:text-box>
        </draw:frame>
        <draw:custom-shape draw:style-name="gr13" draw:text-style-name="P3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id="id41" draw:layer="layout" svg:width="4.445cm" svg:height="1.905cm" svg:x="1.905cm" svg:y="8.255cm">
          <text:p text:style-name="P9"><text:span text:style-name="T23">Unicode</text:span></text:p>
          <text:p text:style-name="P9"><text:span text:style-name="T23">alphabet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4.127cm" svg:y1="8.255cm" svg:x2="8.58cm" svg:y2="6.312cm" draw:start-shape="id41" draw:start-glue-point="0" svg:d="m4127 8255 4453-1943">
          <text:p/>
        </draw:connector>
        <draw:custom-shape draw:style-name="gr12" draw:text-style-name="P9" draw:id="id42" draw:layer="layout" svg:width="4.445cm" svg:height="2.54cm" svg:x="19.05cm" svg:y="10.16cm">
          <text:p text:style-name="P9"><text:span text:style-name="T23">Tokens </text:span></text:p>
          <text:p text:style-name="P9"><text:span text:style-name="T23">alphabet,</text:span></text:p>
          <text:p text:style-name="P9"><text:span text:style-name="T23">includes </text:span><text:span text:style-name="T41">EOF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5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3" draw:id="id43" draw:layer="layout" svg:width="1.27cm" svg:height="1.27cm" svg:x="9.245cm" svg:y="8.03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972cm" svg:height="0.972cm" svg:x="17.639cm" svg:y="8.174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4" draw:id="id46" draw:layer="layout" svg:width="3.029cm" svg:height="1.114cm" svg:x="12.82cm" svg:y="7.565cm">
          <draw:text-box>
            <text:p>a / b<text:span text:style-name="T42">1</text:span>...b<text:span text:style-name="T42">n</text:span></text:p>
          </draw:text-box>
        </draw:frame>
        <draw:custom-shape draw:style-name="gr12" draw:text-style-name="P9" draw:id="id45" draw:layer="layout" svg:width="5.715cm" svg:height="1.27cm" svg:x="10.16cm" svg:y="9.73cm">
          <text:p text:style-name="P9"><text:span text:style-name="T23">a </text:span><text:span text:style-name="T43"></text:span><text:span text:style-name="T23"> A?, b</text:span><text:span text:style-name="T44">1</text:span><text:span text:style-name="T45">...b</text:span><text:span text:style-name="T44">n</text:span><text:span text:style-name="T23"> </text:span><text:span text:style-name="T43"></text:span><text:span text:style-name="T23"> B*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0" draw:text-style-name="P3" draw:id="id47" draw:layer="layout" svg:width="1.27cm" svg:height="1.27cm" svg:x="7.942cm" svg:y="15.883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3" draw:text-style-name="P3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3.443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7.888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7" draw:text-style-name="P3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7" draw:text-style-name="P3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7" draw:text-style-name="P3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7" draw:text-style-name="P3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7" draw:text-style-name="P3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7" draw:text-style-name="P3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7" draw:text-style-name="P3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2" draw:layer="layout" svg:width="1.706cm" svg:height="1.081cm" svg:x="10.264cm" svg:y="11.538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9.782cm" svg:y="12.808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4.292cm" svg:y="11.74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893cm" svg:y="12.446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10.065cm" svg:y="14.848cm">
            <draw:text-box>
              <text:p><text:span text:style-name="T22">,</text:span><text:span text:style-name="T46"> / </text:span><text:span text:style-name="T47">NUM CM </text:span></text:p>
            </draw:text-box>
          </draw:frame>
          <draw:frame draw:style-name="gr23" draw:layer="layout" svg:width="2.344cm" svg:height="1.277cm" svg:x="10.031cm" svg:y="18.523cm">
            <draw:text-box>
              <text:p><text:span text:style-name="T22">, </text:span><text:span text:style-name="T46">/ </text:span><text:span text:style-name="T47">CM</text:span></text:p>
            </draw:text-box>
          </draw:frame>
          <draw:connector draw:style-name="gr7" draw:text-style-name="P3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3" draw:layer="layout" svg:width="2.257cm" svg:height="1.277cm" svg:x="9.148cm" svg:y="16.874cm">
            <draw:text-box>
              <text:p><text:span text:style-name="T22">, </text:span><text:span text:style-name="T46">/ </text:span><text:span text:style-name="T47">CM</text:span></text:p>
            </draw:text-box>
          </draw:frame>
          <draw:frame draw:style-name="gr22" draw:layer="layout" svg:width="2.123cm" svg:height="1.081cm" svg:x="15.767cm" svg:y="15.87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393cm" svg:y="15.946cm">
            <draw:text-box>
              <text:p>0 / <text:span text:style-name="T17"></text:span></text:p>
            </draw:text-box>
          </draw:frame>
        </draw:g>
        <draw:frame draw:style-name="gr2" draw:text-style-name="P8" draw:layer="layout" svg:width="3.78cm" svg:height="1.276cm" svg:x="1.87cm" svg:y="15.905cm">
          <draw:text-box>
            <text:p text:style-name="P8"><text:span text:style-name="T22">,0110,,</text:span></text:p>
          </draw:text-box>
        </draw:frame>
        <draw:frame draw:style-name="gr2" draw:text-style-name="P17" draw:layer="layout" svg:width="6.32cm" svg:height="1.038cm" svg:x="19.015cm" svg:y="15.869cm">
          <draw:text-box>
            <text:p text:style-name="P17"><text:span text:style-name="T48">CM NUM CM CM</text:span></text:p>
          </draw:text-box>
        </draw:frame>
        <draw:custom-shape draw:style-name="gr13" draw:text-style-name="P3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8.855cm" svg:height="1.276cm" svg:x="0.67cm" svg:y="18.905cm">
          <draw:text-box>
            <text:p text:style-name="P8"><text:span text:style-name="T22">What about: “0110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0" draw:text-style-name="P3" draw:id="id50" draw:layer="layout" svg:width="1.27cm" svg:height="1.27cm" svg:x="8.802cm" svg:y="10.688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878cm" svg:y1="11.328cm" svg:x2="8.802cm" svg:y2="11.322cm" draw:end-shape="id50" draw:end-glue-point="6" svg:d="m7878 11328 924-6">
            <text:p/>
          </draw:connector>
          <draw:custom-shape draw:style-name="gr20" draw:text-style-name="P3" draw:id="id51" draw:layer="layout" svg:width="1.27cm" svg:height="1.27cm" svg:x="13.247cm" svg:y="8.148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52" draw:layer="layout" svg:width="1.27cm" svg:height="1.27cm" svg:x="13.247cm" svg:y="12.593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9.436cm" svg:y1="10.688cm" svg:x2="13.881cm" svg:y2="8.148cm" draw:start-shape="id50" draw:start-glue-point="4" draw:end-shape="id51" draw:end-glue-point="4" svg:d="m9436 10688c0-4561 4445-3291 4445-2540">
            <text:p/>
          </draw:connector>
          <draw:connector draw:style-name="gr7" draw:text-style-name="P3" draw:layer="layout" draw:type="curve" svg:x1="9.885cm" svg:y1="10.873cm" svg:x2="13.432cm" svg:y2="8.333cm" draw:start-shape="id50" draw:start-glue-point="11" draw:end-shape="id51" draw:end-glue-point="5" svg:d="m9885 10873c0-1694 1182-2540 3547-2540">
            <text:p/>
          </draw:connector>
          <draw:connector draw:style-name="gr7" draw:text-style-name="P3" draw:layer="layout" draw:type="curve" svg:x1="13.881cm" svg:y1="9.416cm" svg:x2="13.882cm" svg:y2="12.593cm" draw:start-shape="id51" draw:start-glue-point="8" draw:end-shape="id52" draw:end-glue-point="0" svg:d="m13881 9416c0 2385 1 797 1 3177">
            <text:p/>
          </draw:connector>
          <draw:connector draw:style-name="gr7" draw:text-style-name="P3" draw:layer="layout" draw:type="curve" svg:x1="13.881cm" svg:y1="8.148cm" svg:x2="14.515cm" svg:y2="8.782cm" draw:start-shape="id51" draw:start-glue-point="4" draw:end-shape="id51" draw:end-glue-point="10" svg:d="m13881 8148c0-751 569-626 917-280s473 914-283 914">
            <text:p/>
          </draw:connector>
          <draw:connector draw:style-name="gr7" draw:text-style-name="P3" draw:layer="layout" draw:type="curve" draw:line-skew="-0.581cm 0.579cm" svg:x1="13.881cm" svg:y1="8.148cm" svg:x2="14.515cm" svg:y2="8.782cm" draw:start-shape="id51" draw:start-glue-point="4" draw:end-shape="id51" draw:end-glue-point="10" svg:d="m13881 8148c0-1623 859-1352 1423-789s835 1423-789 1423">
            <text:p/>
          </draw:connector>
          <draw:connector draw:style-name="gr7" draw:text-style-name="P3" draw:layer="layout" draw:type="curve" svg:x1="13.247cm" svg:y1="13.227cm" svg:x2="13.881cm" svg:y2="13.861cm" draw:start-shape="id52" draw:start-glue-point="6" draw:end-shape="id52" draw:end-glue-point="8" svg:d="m13247 13227c-751 0-626 569-280 917s914 473 914-283">
            <text:p/>
          </draw:connector>
          <draw:connector draw:style-name="gr7" draw:text-style-name="P3" draw:layer="layout" draw:type="curve" svg:x1="14.33cm" svg:y1="12.778cm" svg:x2="14.33cm" svg:y2="9.231cm" draw:start-shape="id52" draw:start-glue-point="11" draw:end-shape="id51" draw:end-glue-point="9" svg:d="m14330 12778v-3547">
            <text:p/>
          </draw:connector>
          <draw:connector draw:style-name="gr7" draw:text-style-name="P3" draw:layer="layout" draw:type="curve" draw:line-skew="1.297cm" svg:x1="14.515cm" svg:y1="13.227cm" svg:x2="14.33cm" svg:y2="9.231cm" draw:start-shape="id52" draw:start-glue-point="10" draw:end-shape="id51" draw:end-glue-point="9" svg:d="m14515 13227c2701 0 2794-3996-185-3996">
            <text:p/>
          </draw:connector>
          <draw:frame draw:style-name="gr22" draw:layer="layout" svg:width="1.706cm" svg:height="1.081cm" svg:x="11.124cm" svg:y="6.343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10.642cm" svg:y="7.613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5.152cm" svg:y="6.5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4.753cm" svg:y="7.251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10.925cm" svg:y="9.653cm">
            <draw:text-box>
              <text:p><text:span text:style-name="T22">,</text:span><text:span text:style-name="T46"> / </text:span><text:span text:style-name="T47">NUM CM </text:span></text:p>
            </draw:text-box>
          </draw:frame>
          <draw:frame draw:style-name="gr23" draw:layer="layout" svg:width="2.344cm" svg:height="1.277cm" svg:x="10.891cm" svg:y="13.328cm">
            <draw:text-box>
              <text:p><text:span text:style-name="T22">, </text:span><text:span text:style-name="T46">/ </text:span><text:span text:style-name="T47">CM</text:span></text:p>
            </draw:text-box>
          </draw:frame>
          <draw:connector draw:style-name="gr7" draw:text-style-name="P3" draw:layer="layout" draw:type="curve" svg:x1="10.07cm" svg:y1="11.322cm" svg:x2="13.432cm" svg:y2="12.778cm" draw:start-shape="id50" draw:start-glue-point="10" draw:end-shape="id52" draw:end-glue-point="5" svg:d="m10070 11322c2385 0 704 1456 3362 1456">
            <text:p/>
          </draw:connector>
          <draw:frame draw:style-name="gr23" draw:layer="layout" svg:width="2.257cm" svg:height="1.277cm" svg:x="10.008cm" svg:y="11.679cm">
            <draw:text-box>
              <text:p><text:span text:style-name="T22">, </text:span><text:span text:style-name="T46">/ </text:span><text:span text:style-name="T47">CM</text:span></text:p>
            </draw:text-box>
          </draw:frame>
          <draw:frame draw:style-name="gr22" draw:layer="layout" svg:width="2.123cm" svg:height="1.081cm" svg:x="16.627cm" svg:y="10.68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4.253cm" svg:y="10.751cm">
            <draw:text-box>
              <text:p>0 / <text:span text:style-name="T17"></text:span></text:p>
            </draw:text-box>
          </draw:frame>
          <draw:custom-shape draw:style-name="gr13" draw:text-style-name="P3" draw:id="id53" draw:layer="layout" svg:width="1.27cm" svg:height="1.27cm" svg:x="19.2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9.3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4.515cm" svg:y1="8.782cm" svg:x2="19.854cm" svg:y2="10.36cm" draw:start-shape="id51" draw:start-glue-point="10" draw:end-shape="id53" draw:end-glue-point="4" svg:d="m14515 8782c3560 0 5339 526 5339 1578">
            <text:p/>
          </draw:connector>
          <draw:connector draw:style-name="gr7" draw:text-style-name="P3" draw:layer="layout" draw:type="curve" svg:x1="14.33cm" svg:y1="13.676cm" svg:x2="19.854cm" svg:y2="11.628cm" draw:start-shape="id52" draw:start-glue-point="9" draw:end-shape="id53" draw:end-glue-point="8" svg:d="m14330 13676c3683 0 5524-682 5524-2048">
            <text:p/>
          </draw:connector>
          <draw:frame draw:style-name="gr14" draw:layer="layout" svg:width="3.859cm" svg:height="0.962cm" svg:x="18.25cm" svg:y="8.155cm">
            <draw:text-box>
              <text:p><text:span text:style-name="T49">EOF</text:span> / <text:span text:style-name="T47">NUM </text:span><text:span text:style-name="T49">EOF</text:span></text:p>
            </draw:text-box>
          </draw:frame>
          <draw:frame draw:style-name="gr14" draw:layer="layout" svg:width="2.779cm" svg:height="0.962cm" svg:x="18.115cm" svg:y="13.035cm">
            <draw:text-box>
              <text:p><text:span text:style-name="T49">EOF</text:span> / <text:span text:style-name="T49">EOF</text:span></text:p>
            </draw:text-box>
          </draw:frame>
        </draw:g>
        <draw:frame draw:style-name="gr2" draw:text-style-name="P8" draw:layer="layout" svg:width="5.414cm" svg:height="1.276cm" svg:x="1.571cm" svg:y="10.705cm">
          <draw:text-box>
            <text:p text:style-name="P8"><text:span text:style-name="T22">0110 </text:span><text:span text:style-name="T7">EOF</text:span></text:p>
          </draw:text-box>
        </draw:frame>
        <draw:frame draw:style-name="gr2" draw:text-style-name="P17" draw:layer="layout" svg:width="6.32cm" svg:height="1.038cm" svg:x="23.116cm" svg:y="10.769cm">
          <draw:text-box>
            <text:p text:style-name="P17"><text:span text:style-name="T48">NUM EOF</text:span></text:p>
          </draw:text-box>
        </draw:frame>
        <draw:custom-shape draw:style-name="gr13" draw:text-style-name="P3" draw:layer="layout" svg:width="1.27cm" svg:height="1.27cm" svg:x="21.4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6.2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6">IN</text:span> -&gt; [State<text:span text:style-name="T36">FST</text:span>]</text:p>
                  </text:list-item>
                  <text:list-item>
                    <text:p>T :: Transition<text:span text:style-name="T36">IN</text:span> -&gt; [Transition<text:span text:style-name="T36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6">OUT</text:span> := Copy State<text:span text:style-name="T36">IN</text:span></text:p>
                  </text:list-item>
                  <text:list-item>
                    <text:p>For each t<text:span text:style-name="T36">FST</text:span> <text:span text:style-name="T17"></text:span><text:span text:style-name="T50">T(</text:span>t<text:span text:style-name="T36">IN</text:span> : A<text:span text:style-name="T36">IN</text:span> -&gt; B<text:span text:style-name="T36">IN</text:span><text:span text:style-name="T37">)</text:span></text:p>
                    <text:list>
                      <text:list-item>
                        <text:p><text:span text:style-name="T37">Create t</text:span><text:span text:style-name="T36">OUT</text:span><text:span text:style-name="T37"> : A</text:span><text:span text:style-name="T36">OUT</text:span><text:span text:style-name="T37"> -&gt; B</text:span><text:span text:style-name="T36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5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sing Abstract String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clusion (A <text:span text:style-name="T51"></text:span> B) is undecidable if</text:p>
                <text:list>
                  <text:list-item>
                    <text:p>A is regular</text:p>
                  </text:list-item>
                  <text:list-item>
                    <text:p>B is context-free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Check for disjointness (it is decidable)</text:p>
                    <text:list>
                      <text:list-item>
                        <text:p>Neither sound nor complete</text:p>
                      </text:list-item>
                      <text:list-item>
                        <text:p>But still useful</text:p>
                      </text:list-item>
                    </text:list>
                  </text:list-item>
                  <text:list-item>
                    <text:p>Loose precision (introduce more false alar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Two Principal Ways You <text:span text:style-name="T52">Shoot Yourself in the Foot</text:span> Loose Precis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pproximations</text:p>
                <text:list>
                  <text:list-item>
                    <text:p>Find a <text:span text:style-name="T15">regular</text:span> language containing the CF one</text:p>
                    <text:list>
                      <text:list-item>
                        <text:p><text:span text:style-name="T15">Bounding the depth of recursion</text:span> [CMS03]</text:p>
                      </text:list-item>
                    </text:list>
                  </text:list-item>
                  <text:list-item>
                    <text:p>Try to run a well-known parsing algorithm on <text:span text:style-name="T15">N</text:span>FAs</text:p>
                    <text:list>
                      <text:list-item>
                        <text:p>Earley parsing (done in [Thi05] in the form of a type system)</text:p>
                      </text:list-item>
                      <text:list-item>
                        <text:p><text:span text:style-name="T15">LR-parsing</text:span> (called “Abstract Parsing” in [DKS09, KCY09]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ounded Recursion [CMS03]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 to LR-Parsing</text:p>
          </draw:text-box>
        </draw:frame>
        <draw:frame draw:style-name="standard" draw:layer="layout" svg:width="2.181cm" svg:height="4.675cm" svg:x="3.987cm" svg:y="7.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>
                <text:p text:style-name="P3">S2</text:p>
              </table:table-cell>
            </table:table-row>
            <table:table-row table:style-name="ro1">
              <table:table-cell table:style-name="ce1">
                <text:p text:style-name="P3">S3</text:p>
              </table:table-cell>
            </table:table-row>
            <table:table-row table:style-name="ro1">
              <table:table-cell table:style-name="ce1">
                <text:p text:style-name="P3">S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54" draw:layer="layout" svg:width="12.661cm" svg:height="2.708cm" svg:x="10.833cm" svg:y="9.5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3">
                <text:p>Shift/Reduce actions</text:p>
              </table:table-cell>
              <table:covered-table-cell/>
              <table:covered-table-cell/>
              <table:table-cell table:number-columns-spanned="2">
                <text:p>Goto actions</text:p>
              </table:table-cell>
              <table:covered-table-cell/>
            </table:table-row>
            <table:table-row table:style-name="ro3" table:default-cell-style-name="ce2">
              <table:table-cell table:number-rows-spanned="3">
                <text:p>Input char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layer="layout" svg:width="5.08cm" svg:height="0.962cm" svg:x="2.875cm" svg:y="12.835cm">
          <draw:text-box>
            <text:p>Stack of states</text:p>
          </draw:text-box>
        </draw:frame>
        <draw:frame draw:style-name="standard" draw:layer="layout" svg:width="13.89cm" svg:height="1.129cm" svg:x="6.595cm" svg:y="5.20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>
                <text:p text:style-name="P3">SELECT</text:p>
              </table:table-cell>
              <table:table-cell>
                <text:p text:style-name="P3">*</text:p>
              </table:table-cell>
              <table:table-cell>
                <text:p text:style-name="P3">FROM</text:p>
              </table:table-cell>
              <table:table-cell>
                <text:p>t</text:p>
              </table:table-cell>
              <table:table-cell>
                <text:p text:style-name="P3">WHERE</text:p>
              </table:table-cell>
              <table:table-cell table:style-name="ce3">
                <text:p text:style-name="P3">id</text:p>
              </table:table-cell>
              <table:table-cell>
                <text:p text:style-name="P3">=</text:p>
              </table:table-cell>
              <table:table-cell>
                <text:p text:style-name="P3">5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7" draw:text-style-name="P3" draw:layer="layout" svg:x1="17.163cm" svg:y1="9.525cm" svg:x2="10.028cm" svg:y2="6.351cm" draw:start-shape="id54" draw:start-glue-point="0" svg:d="m17163 9525v-1837h-7135v-1337">
          <text:p/>
        </draw:connector>
        <draw:connector draw:style-name="gr7" draw:text-style-name="P3" draw:layer="layout" draw:line-skew="1.263cm" svg:x1="10.833cm" svg:y1="10.879cm" svg:x2="6.191cm" svg:y2="9.552cm" draw:start-shape="id54" draw:start-glue-point="3" svg:d="m10833 10879h-1308v-1327h-3334">
          <text:p/>
        </draw:connector>
        <draw:frame draw:style-name="gr25" draw:text-style-name="P18" draw:layer="layout" svg:width="2.74cm" svg:height="1.673cm" svg:x="6.785cm" svg:y="8.697cm">
          <draw:text-box>
            <text:p text:style-name="P18"><text:span text:style-name="T46">Current state</text:span></text:p>
          </draw:text-box>
        </draw:frame>
        <draw:frame draw:style-name="gr2" draw:text-style-name="P18" draw:layer="layout" svg:width="2.74cm" svg:height="1.673cm" svg:x="10.195cm" svg:y="6.808cm">
          <draw:text-box>
            <text:p text:style-name="P18"><text:span text:style-name="T46">Current token</text:span></text:p>
          </draw:text-box>
        </draw:frame>
        <draw:frame presentation:style-name="pr7" draw:layer="layout" svg:width="25.199cm" svg:height="4.804cm" svg:x="1.4cm" svg:y="14.77cm" presentation:class="outline" presentation:user-transformed="true">
          <draw:text-box>
            <text:list text:style-name="L2">
              <text:list-item>
                <text:p>Action table does not change</text:p>
              </text:list-item>
              <text:list-item>
                <text:p>Parser state is characterized by</text:p>
                <text:list>
                  <text:list-item>
                    <text:p>Stack of states</text:p>
                  </text:list-item>
                  <text:list-item>
                    <text:p>Current offset in the input 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Pars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put</text:p>
                <text:list>
                  <text:list-item>
                    <text:p>TOK :: NFA generating strings of tokens, which end with EOF</text:p>
                  </text:list-item>
                  <text:list-item>
                    <text:p>Action table of an LR parser P<text:span text:style-name="T36">G</text:span></text:p>
                  </text:list-item>
                </text:list>
              </text:list-item>
              <text:list-item>
                <text:p>Output</text:p>
                <text:list>
                  <text:list-item>
                    <text:p>OK – L(TOK) <text:span text:style-name="T17"> </text:span>L(G)</text:p>
                  </text:list-item>
                  <text:list-item>
                    <text:p>ERROR – L(TOK) <text:span text:style-name="T15">may not be</text:span> a subset of L(G)</text:p>
                  </text:list-item>
                </text:list>
              </text:list-item>
              <text:list-item>
                <text:p>Algorithm</text:p>
                <text:list>
                  <text:list-item>
                    <text:p>For each state of TOK find a set of possible stacks of P<text:span text:style-name="T36">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Parsing (Algorithm)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cks(S<text:span text:style-name="T36">TOK</text:span>) :: State<text:span text:style-name="T36">TOK</text:span> -&gt; [Stack<text:span text:style-name="T36">G</text:span>]</text:p>
              </text:list-item>
              <text:list-item>
                <text:p>Being in the state A<text:span text:style-name="T36">TOK</text:span></text:p>
                <text:list>
                  <text:list-item>
                    <text:p><text:span text:style-name="T37">For each t</text:span><text:span text:style-name="T36">TOK</text:span><text:span text:style-name="T37"> : A</text:span><text:span text:style-name="T36">TOK</text:span><text:span text:style-name="T37"> -T-&gt; B</text:span><text:span text:style-name="T36">TOK</text:span></text:p>
                    <text:list>
                      <text:list-item>
                        <text:p><text:span text:style-name="T37">For each stack </text:span><text:span text:style-name="T53"></text:span><text:span text:style-name="T37">Stacks(A</text:span><text:span text:style-name="T36">TOK</text:span><text:span text:style-name="T37">)</text:span></text:p>
                        <text:list>
                          <text:list-item>
                            <text:p><text:span text:style-name="T37">Perform actions of P</text:span><text:span text:style-name="T36">G</text:span><text:span text:style-name="T37"> with token T</text:span></text:p>
                            <text:list>
                              <text:list-item>
                                <text:p><text:span text:style-name="T37">If P</text:span><text:span text:style-name="T36">G</text:span><text:span text:style-name="T37"> returns an error, return ERROR</text:span></text:p>
                              </text:list-item>
                            </text:list>
                          </text:list-item>
                          <text:list-item>
                            <text:p><text:span text:style-name="T37">Add resulting stacks to States(B</text:span><text:span text:style-name="T36">TOK</text:span><text:span text:style-name="T37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If Stacks did not change</text:span></text:p>
                    <text:list>
                      <text:list-item>
                        <text:p><text:span text:style-name="T37">Return OK</text:span></text:p>
                      </text:list-item>
                    </text:list>
                  </text:list-item>
                  <text:list-item>
                    <text:p><text:span text:style-name="T37">Recursive call from B</text:span><text:span text:style-name="T36">TOK</text:span></text:p>
                  </text:list-item>
                </text:list>
              </text:list-item>
              <text:list-item>
                <text:p><text:span text:style-name="T37">Termination</text:span></text:p>
                <text:list>
                  <text:list-item>
                    <text:p><text:span text:style-name="T54">NOT</text:span><text:span text:style-name="T37"> guaranteed, because the set of possible stacks may be infin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mmary So Fa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 finite inputs</text:p>
                <text:list>
                  <text:list-item>
                    <text:p>Precise result</text:p>
                  </text:list-item>
                </text:list>
              </text:list-item>
              <text:list-item>
                <text:p>For infinite inputs</text:p>
                <text:list>
                  <text:list-item>
                    <text:p>No result</text:p>
                  </text:list-item>
                </text:list>
              </text:list-item>
              <text:list-item>
                <text:p>Solution: loose precision</text:p>
                <text:list>
                  <text:list-item>
                    <text:p>Represent sets of stacks as finite objects</text:p>
                    <text:list>
                      <text:list-item>
                        <text:p>e.g. regular approximation (stacks are also strings over the state alphabet) [DKS09]</text:p>
                      </text:list-item>
                      <text:list-item>
                        <text:p>e.g. consider only stacks of finite depth [KCY09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Regular Approximation for Stacks [DKS09]</text:p>
          </draw:text-box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cks of Bounded Depth [CKY09]</text:p>
          </draw:text-box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paring the Two Abstra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egular approximation</text:p>
                <text:list>
                  <text:list-item>
                    <text:p>Does not handle nested parentheses at all</text:p>
                  </text:list-item>
                  <text:list-item>
                    <text:p>Even worse than bounded recursion</text:p>
                  </text:list-item>
                </text:list>
              </text:list-item>
              <text:list-item>
                <text:p>Bounded stack depth</text:p>
                <text:list>
                  <text:list-item>
                    <text:p>Does not handle nested parentheses of certain depths</text:p>
                  </text:list-item>
                  <text:list-item>
                    <text:p>Same as bounde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Abstract Pars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 have two options:</text:p>
                <text:list>
                  <text:list-item>
                    <text:p>Approximate SQL grammar with a regular one (by bounding recursion depth)</text:p>
                  </text:list-item>
                  <text:list-item>
                    <text:p>Apply abstract parsing with bounded stack depth (D)</text:p>
                    <text:list>
                      <text:list-item>
                        <text:p>Time complexity: O(|States<text:span text:style-name="T36">TOK</text:span>| * |States<text:span text:style-name="T36">G</text:span>|<text:span text:style-name="T36">D</text:span><text:span text:style-name="T37">)</text:span></text:p>
                      </text:list-item>
                    </text:list>
                  </text:list-item>
                </text:list>
              </text:list-item>
              <text:list-item>
                <text:p>These two raise the same false alarms on infinite inputs</text:p>
              </text:list-item>
              <text:list-item>
                <text:p>Advantages of Abstract Parsing</text:p>
                <text:list>
                  <text:list-item>
                    <text:p>Precision guaranteed on finite inputs</text:p>
                  </text:list-item>
                  <text:list-item>
                    <text:p>Helpful error reporting</text:p>
                  </text:list-item>
                  <text:list-item>
                    <text:p>Support for IDE features (e.g., content assi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porting Erro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ypes of errors</text:p>
                <text:list>
                  <text:list-item>
                    <text:p><text:span text:style-name="T15">Unexpected token</text:span>: no action for the input token is present in the action table</text:p>
                    <text:list>
                      <text:list-item>
                        <text:p>Good: we have an erroneous token </text:p>
                      </text:list-item>
                    </text:list>
                  </text:list-item>
                  <text:list-item>
                    <text:p><text:span text:style-name="T15">Non-accepting state</text:span>: all input characters are consumed, but the current state is not accepting</text:p>
                    <text:list>
                      <text:list-item>
                        <text:p>Not so good: we do not know what the errors is</text:p>
                      </text:list-item>
                    </text:list>
                  </text:list-item>
                </text:list>
              </text:list-item>
              <text:list-item>
                <text:p>Error annotation positioning</text:p>
                <text:list>
                  <text:list-item>
                    <text:p>Input characters are coming with their positions</text:p>
                  </text:list-item>
                  <text:list-item>
                    <text:p>Transducer collects the characters which form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vert an abstract string into a <text:span text:style-name="T15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Perform abstract parsing on FST(NFA)</text:p>
                <text:list>
                  <text:list-item>
                    <text:p>O(|NFA| * |Parser States|<text:span text:style-name="T36">D</text:span>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 creating the abstract string </text:p>
                  </text:list-item>
                  <text:list-item>
                    <text:p>On abstract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7" draw:text-style-name="P8" draw:layer="layout" svg:width="25.199cm" svg:height="16.041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[DKS09]</text:span><text:span text:style-name="T22"> Kyung-Goo Doh, Hyunha Kim, and David A. Schmidt. </text:span><text:span text:style-name="T55">Abstract parsing: Static analysis of dynamically generated string output using LR-parsing technology</text:span><text:span text:style-name="T22">. In Jens Palsberg and Zhendong Su, editors, SAS, volume 5673 of Lecture Notes in Computer Science, pages 256–272. Springer, 2009.</text:span></text:p>
              </text:list-item>
              <text:list-item>
                <text:p text:style-name="P8"><text:span text:style-name="T7">[KCY09]</text:span><text:span text:style-name="T22"> Soonho Kong, Wontae Choi, and Kwangkeun Yi. </text:span><text:span text:style-name="T55">Abstract parsing for two-staged languages with concatenation</text:span><text:span text:style-name="T22">. In GPCE ’09: Proceedings of the eighth international conference on Generative programming and component engineering, pages 109–116, New York, NY, USA, 2009. ACM.</text:span></text:p>
              </text:list-item>
              <text:list-item>
                <text:p text:style-name="P8"><text:span text:style-name="T7">[Thi05]</text:span><text:span text:style-name="T22"> Peter Thiemann. </text:span><text:span text:style-name="T55">Grammar-based analysis of string expressions.</text:span><text:span text:style-name="T22"> In TLDI ’05: Proceedings of the 2005 ACM SIGPLAN international workshop on Types in languages design and implementation, pages 59–70, New York, NY, USA, 2005. ACM.</text:span></text:p>
              </text:list-item>
              <text:list-item>
                <text:p text:style-name="P8"><text:span text:style-name="T7">[CMS03]</text:span><text:span text:style-name="T22"> Aske Simon Christensen, Anders Møller, and Michael I. Schwartzbach. </text:span><text:span text:style-name="T55">Precise analysis of string expressions.</text:span><text:span text:style-name="T22"> In Proc. 10</text:span><text:span text:style-name="T56">th</text:span><text:span text:style-name="T22"> International Static Analysis Symposium, SAS ’03, volume 2694 of LNCS, pages 1–18. Springer-Verlag, June 2003. Available from http://www.brics.dk/JSA/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20H37M24S</meta:editing-duration>
    <meta:editing-cycles>46</meta:editing-cycles>
    <dc:date>2010-03-08T17:59:08</dc:date>
    <dc:creator>Andrey Breslav</dc:creator>
    <meta:generator>OpenOffice.org/3.1$Linux OpenOffice.org_project/310m19$Build-9420</meta:generator>
    <meta:document-statistic meta:object-count="469"/>
  </office:meta>
</office:document-meta>
</file>